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fo:color="#0000ff" fo:font-weight="bold" officeooo:rsid="0017ec8a" officeooo:paragraph-rsid="0022e4eb" style:font-weight-asian="bold" style:font-weight-complex="bold"/>
    </style:style>
    <style:style style:name="P6" style:family="paragraph" style:parent-style-name="Standard">
      <style:text-properties fo:color="#0000ff" fo:font-weight="bold" officeooo:rsid="0017ec8a" officeooo:paragraph-rsid="0035e790" style:font-weight-asian="bold" style:font-weight-complex="bold"/>
    </style:style>
    <style:style style:name="P7" style:family="paragraph" style:parent-style-name="Standard">
      <style:text-properties fo:color="#0000ff" fo:font-weight="bold" officeooo:rsid="0024bd63" officeooo:paragraph-rsid="0024bd63" style:font-weight-asian="bold" style:font-weight-complex="bold"/>
    </style:style>
    <style:style style:name="P8" style:family="paragraph" style:parent-style-name="Standard">
      <style:text-properties fo:color="#0000ff" fo:font-weight="bold" officeooo:rsid="0028251b" officeooo:paragraph-rsid="0028251b" style:font-weight-asian="bold" style:font-weight-complex="bold"/>
    </style:style>
    <style:style style:name="P9" style:family="paragraph" style:parent-style-name="Standard">
      <style:text-properties fo:color="#0000ff" fo:font-weight="bold" officeooo:rsid="001a801a" officeooo:paragraph-rsid="0035e790" style:font-weight-asian="bold" style:font-weight-complex="bold"/>
    </style:style>
    <style:style style:name="P10" style:family="paragraph" style:parent-style-name="Standard">
      <style:text-properties fo:color="#0000ff" fo:font-weight="bold" officeooo:rsid="001a801a" officeooo:paragraph-rsid="004935f3" style:font-weight-asian="bold" style:font-weight-complex="bold"/>
    </style:style>
    <style:style style:name="P11" style:family="paragraph" style:parent-style-name="Standard">
      <style:text-properties fo:color="#0000ff" fo:font-weight="bold" officeooo:rsid="001a801a" officeooo:paragraph-rsid="004f83ab" style:font-weight-asian="bold" style:font-weight-complex="bold"/>
    </style:style>
    <style:style style:name="P12" style:family="paragraph" style:parent-style-name="Standard">
      <style:text-properties fo:color="#0000ff" fo:font-weight="bold" officeooo:rsid="004935f3" officeooo:paragraph-rsid="004935f3" style:font-weight-asian="bold" style:font-weight-complex="bold"/>
    </style:style>
    <style:style style:name="P13" style:family="paragraph" style:parent-style-name="Standard">
      <style:text-properties fo:color="#0000ff" fo:font-weight="bold" officeooo:rsid="004935f3" officeooo:paragraph-rsid="0049f34d" style:font-weight-asian="bold" style:font-weight-complex="bold"/>
    </style:style>
    <style:style style:name="P14" style:family="paragraph" style:parent-style-name="Standard">
      <style:text-properties fo:color="#3333ff" fo:font-weight="bold" officeooo:rsid="002e009e" officeooo:paragraph-rsid="0033d525" style:font-weight-asian="bold" style:font-weight-complex="bold"/>
    </style:style>
    <style:style style:name="P15" style:family="paragraph" style:parent-style-name="Standard">
      <style:text-properties fo:color="#3333ff" fo:font-weight="bold" officeooo:rsid="002e009e" officeooo:paragraph-rsid="00388fc3" style:font-weight-asian="bold" style:font-weight-complex="bold"/>
    </style:style>
    <style:style style:name="P16" style:family="paragraph" style:parent-style-name="Standard">
      <style:text-properties fo:color="#3333ff" fo:font-weight="bold" officeooo:rsid="002e009e" officeooo:paragraph-rsid="003a6f62" style:font-weight-asian="bold" style:font-weight-complex="bold"/>
    </style:style>
    <style:style style:name="P17" style:family="paragraph" style:parent-style-name="Standard">
      <style:text-properties fo:color="#3333ff" fo:font-weight="bold" officeooo:rsid="002e009e" officeooo:paragraph-rsid="0050bc1e" style:font-weight-asian="bold" style:font-weight-complex="bold"/>
    </style:style>
    <style:style style:name="P18" style:family="paragraph" style:parent-style-name="Standard">
      <style:text-properties fo:color="#3333ff" fo:font-weight="bold" officeooo:rsid="002e009e" officeooo:paragraph-rsid="00411230" style:font-weight-asian="bold" style:font-weight-complex="bold"/>
    </style:style>
    <style:style style:name="P19" style:family="paragraph" style:parent-style-name="Standard">
      <style:text-properties fo:color="#3333ff" fo:font-weight="bold" officeooo:rsid="002e009e" officeooo:paragraph-rsid="005620c7" style:font-weight-asian="bold" style:font-weight-complex="bold"/>
    </style:style>
    <style:style style:name="P20" style:family="paragraph" style:parent-style-name="Standard">
      <style:text-properties fo:color="#3333ff" fo:font-weight="bold" officeooo:rsid="0050bc1e" officeooo:paragraph-rsid="0050bc1e" style:font-weight-asian="bold" style:font-weight-complex="bold"/>
    </style:style>
    <style:style style:name="P21" style:family="paragraph" style:parent-style-name="Standard">
      <style:text-properties fo:color="#3333ff" fo:font-weight="bold" officeooo:rsid="0051ecd7" officeooo:paragraph-rsid="00535963" style:font-weight-asian="bold" style:font-weight-complex="bold"/>
    </style:style>
    <style:style style:name="P22" style:family="paragraph" style:parent-style-name="Standard">
      <style:text-properties fo:color="#3333ff" fo:font-weight="bold" officeooo:rsid="004bce35" officeooo:paragraph-rsid="0049f34d" style:font-weight-asian="bold" style:font-weight-complex="bold"/>
    </style:style>
    <style:style style:name="P23" style:family="paragraph" style:parent-style-name="Standard">
      <style:text-properties fo:color="#3333ff" fo:font-weight="bold" officeooo:rsid="005dd90c" officeooo:paragraph-rsid="005dd90c" style:font-weight-asian="bold" style:font-weight-complex="bold"/>
    </style:style>
    <style:style style:name="P24"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25"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26"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27"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28"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29"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30"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31" style:family="paragraph" style:parent-style-name="Standard">
      <style:text-properties officeooo:rsid="002e009e" officeooo:paragraph-rsid="005620c7"/>
    </style:style>
    <style:style style:name="P32" style:family="paragraph" style:parent-style-name="Standard">
      <style:text-properties officeooo:rsid="002e009e" officeooo:paragraph-rsid="006c15c2"/>
    </style:style>
    <style:style style:name="P33" style:family="paragraph" style:parent-style-name="Standard">
      <style:text-properties officeooo:rsid="002e009e" officeooo:paragraph-rsid="00745274"/>
    </style:style>
    <style:style style:name="P34" style:family="paragraph" style:parent-style-name="Standard">
      <style:text-properties officeooo:rsid="005dd90c" officeooo:paragraph-rsid="005dd90c"/>
    </style:style>
    <style:style style:name="P35" style:family="paragraph" style:parent-style-name="Standard">
      <style:text-properties officeooo:rsid="006c15c2" officeooo:paragraph-rsid="006e0354"/>
    </style:style>
    <style:style style:name="P36" style:family="paragraph" style:parent-style-name="Standard">
      <style:text-properties officeooo:rsid="006e0354" officeooo:paragraph-rsid="006e0354"/>
    </style:style>
    <style:style style:name="P37" style:family="paragraph" style:parent-style-name="Standard">
      <style:text-properties fo:color="#3333ff" fo:font-weight="bold" officeooo:rsid="006b17fe" officeooo:paragraph-rsid="006c15c2" style:font-weight-asian="bold" style:font-weight-complex="bold"/>
    </style:style>
    <style:style style:name="P38" style:family="paragraph" style:parent-style-name="Standard">
      <style:text-properties fo:color="#3333ff" fo:font-weight="bold" officeooo:rsid="002e009e" officeooo:paragraph-rsid="0069fea0" style:font-weight-asian="bold" style:font-weight-complex="bold"/>
    </style:style>
    <style:style style:name="P39" style:family="paragraph" style:parent-style-name="Standard">
      <style:text-properties officeooo:rsid="001445ef" officeooo:paragraph-rsid="001445ef"/>
    </style:style>
    <style:style style:name="P40" style:family="paragraph" style:parent-style-name="Standard">
      <style:text-properties officeooo:rsid="002e009e" officeooo:paragraph-rsid="007726fa"/>
    </style:style>
    <style:style style:name="P41" style:family="paragraph" style:parent-style-name="Standard">
      <style:text-properties officeooo:rsid="002e009e" officeooo:paragraph-rsid="0079c724"/>
    </style:style>
    <style:style style:name="P42" style:family="paragraph" style:parent-style-name="Standard">
      <style:text-properties officeooo:rsid="007b6a27" officeooo:paragraph-rsid="007c98ce"/>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fo:color="#3333ff" fo:font-weight="bold" officeooo:rsid="006b17fe" style:font-weight-asian="bold" style:font-weight-complex="bold"/>
    </style:style>
    <style:style style:name="T31" style:family="text">
      <style:text-properties fo:color="#3333ff" fo:font-weight="bold" officeooo:rsid="006c15c2" style:font-weight-asian="bold" style:font-weight-complex="bold"/>
    </style:style>
    <style:style style:name="T32" style:family="text">
      <style:text-properties fo:color="#3333ff" fo:font-weight="bold" officeooo:rsid="006c4d7c" style:font-weight-asian="bold" style:font-weight-complex="bold"/>
    </style:style>
    <style:style style:name="T33" style:family="text">
      <style:text-properties fo:color="#3333ff" fo:font-weight="bold" officeooo:rsid="006e0354" style:font-weight-asian="bold" style:font-weight-complex="bold"/>
    </style:style>
    <style:style style:name="T34" style:family="text">
      <style:text-properties fo:color="#3333ff" fo:font-weight="bold" officeooo:rsid="00715fec" style:font-weight-asian="bold" style:font-weight-complex="bold"/>
    </style:style>
    <style:style style:name="T35" style:family="text">
      <style:text-properties fo:color="#3333ff" fo:font-weight="bold" officeooo:rsid="00728e2b" style:font-weight-asian="bold" style:font-weight-complex="bold"/>
    </style:style>
    <style:style style:name="T36" style:family="text">
      <style:text-properties fo:color="#3333ff" fo:font-weight="bold" officeooo:rsid="0073bcf0" style:font-weight-asian="bold" style:font-weight-complex="bold"/>
    </style:style>
    <style:style style:name="T37" style:family="text">
      <style:text-properties fo:color="#3333ff" fo:font-weight="bold" officeooo:rsid="00745274" style:font-weight-asian="bold" style:font-weight-complex="bold"/>
    </style:style>
    <style:style style:name="T38" style:family="text">
      <style:text-properties fo:color="#3333ff" fo:font-weight="bold" officeooo:rsid="00756d7b" style:font-weight-asian="bold" style:font-weight-complex="bold"/>
    </style:style>
    <style:style style:name="T39" style:family="text">
      <style:text-properties fo:color="#3333ff" fo:font-weight="bold" officeooo:rsid="007726fa" style:font-weight-asian="bold" style:font-weight-complex="bold"/>
    </style:style>
    <style:style style:name="T40" style:family="text">
      <style:text-properties fo:color="#3333ff" fo:font-weight="bold" officeooo:rsid="007a021e" style:font-weight-asian="bold" style:font-weight-complex="bold"/>
    </style:style>
    <style:style style:name="T41" style:family="text">
      <style:text-properties fo:color="#3333ff" fo:font-weight="bold" officeooo:rsid="007c98ce" style:font-weight-asian="bold" style:font-weight-complex="bold"/>
    </style:style>
    <style:style style:name="T42" style:family="text">
      <style:text-properties fo:color="#3333ff" fo:font-weight="bold" officeooo:rsid="001445ef" style:font-weight-asian="bold" style:font-weight-complex="bold"/>
    </style:style>
    <style:style style:name="T43" style:family="text">
      <style:text-properties fo:color="#3333ff" fo:font-weight="bold" officeooo:rsid="007caa75" style:font-weight-asian="bold" style:font-weight-complex="bold"/>
    </style:style>
    <style:style style:name="T44" style:family="text">
      <style:text-properties fo:color="#3333ff" officeooo:rsid="00659f95"/>
    </style:style>
    <style:style style:name="T45" style:family="text">
      <style:text-properties officeooo:rsid="0033d525"/>
    </style:style>
    <style:style style:name="T46" style:family="text">
      <style:text-properties officeooo:rsid="0037bb1d"/>
    </style:style>
    <style:style style:name="T47" style:family="text">
      <style:text-properties officeooo:rsid="003c5537"/>
    </style:style>
    <style:style style:name="T48" style:family="text">
      <style:text-properties officeooo:rsid="00411230"/>
    </style:style>
    <style:style style:name="T49" style:family="text">
      <style:text-properties officeooo:rsid="0050bc1e"/>
    </style:style>
    <style:style style:name="T50" style:family="text">
      <style:text-properties officeooo:rsid="001445ef"/>
    </style:style>
    <style:style style:name="T51" style:family="text">
      <style:text-properties officeooo:rsid="005f22c1"/>
    </style:style>
    <style:style style:name="T52" style:family="text">
      <style:text-properties officeooo:rsid="002e009e"/>
    </style:style>
    <style:style style:name="T53" style:family="text">
      <style:text-properties officeooo:rsid="0060824b"/>
    </style:style>
    <style:style style:name="T54" style:family="text">
      <style:text-properties officeooo:rsid="006113c2"/>
    </style:style>
    <style:style style:name="T55" style:family="text">
      <style:text-properties fo:font-variant="normal" fo:text-transform="none" fo:letter-spacing="normal" fo:font-style="normal"/>
    </style:style>
    <style:style style:name="T56" style:family="text">
      <style:text-properties officeooo:rsid="0068d0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6"><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9"><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7">I also replace the old Fig.1b) with a pseudo code that is easier to be understood.</text:p>
      <text:p text:style-name="P8">I also <text:span text:style-name="T7">rewritten</text:span> the paragraph 2 and 4 of Page 2, to explain in more details why the current algorithm can not handle such encoder.</text:p>
      <text:p text:style-name="P7"/>
      <text:p text:style-name="P5"/>
      <text:p text:style-name="P5"/>
      <text:p text:style-name="P2"/>
      <text:p text:style-name="P2"/>
      <text:p text:style-name="P2">In Section 2.2, please specific how initial states are treated, and explain its connection to the parameter “p”.</text:p>
      <text:p text:style-name="P10"><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0"><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ext:span><text:soft-page-break/><text:span text:style-name="T19">the purpose of these two predicates.</text:span></text:p>
      <text:p text:style-name="P12"><text:span text:style-name="T19">T</text:span><text:span text:style-name="T11">hird, I add the first paragraph on page 5 to explain w</text:span><text:span text:style-name="T14">hy we chose to not handle initial state.</text:span></text:p>
      <text:p text:style-name="P13"><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2"/>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1"><text:span text:style-name="T12">RESPON</text:span><text:span text:style-name="T13">S</text:span><text:span text:style-name="T12">E: </text:span><text:span text:style-name="T23">Thank you for your suggestion. </text:span><text:span text:style-name="T44"><text:s/></text:span><text:span text:style-name="T23">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4"><text:span text:style-name="T52">RESPONSE: Thanks you for your suggestion. </text:span>I read <text:span text:style-name="T50">Hana</text:span>'s paper carefully and find that its idea<text:span text:style-name="T51">s</text:span> <text:span text:style-name="T51">are:</text:span></text:p>
      <text:p text:style-name="P29">1) Enumerating assignments of formula A in outer loop.</text:p>
      <text:p text:style-name="P30">2) And then enlarging each such assignments in inner loop by dropping literals.</text:p>
      <text:p text:style-name="P25"><text:span text:style-name="T53">A </text:span>similar <text:span text:style-name="T53">approach have been tried in</text:span> my first paper about complementary synthesis “<text:span text:style-name="T55">Synthesizing complementary circuits automatically</text:span>”<text:span text:style-name="T54">appear in ICCAD09</text:span>, which enumerate satisfying assignment by enumerating assignments and trying to drop literals by testing unsatisfiability. </text:p>
      <text:p text:style-name="P26">The experimental results in both Hana's and my <text:span text:style-name="T54">ICCAD09 paper indicate that such an approach can not beat Craig interpolation from proof. </text:span></text:p>
      <text:p text:style-name="P28">I add one subsection at the end of my paper to discuss varias methods to enumerate satisfying assignments, <text:span text:style-name="T56">including Hana's paper.</text:span></text:p>
      <text:p text:style-name="P27">I am not sure what to do <text:span text:style-name="T56">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6">RESPON<text:span text:style-name="T45">S</text:span>E: <text:span text:style-name="T46">Yes, </text:span><text:s/><text:span text:style-name="T46">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5">Actually <text:span text:style-name="T47">we have explained this below the paragraph you are referring to, that is, in the </text:span>last paragraph of P7. <text:span text:style-name="T10">It first says that the interpolation cover an over-approximation. And then it says: “At the same time, IT P (a) ∧ R(a, A( b), 0) is unsatisfiable, so IT P (a) covers nothing that can make R(a, A( b), 0) satisfiable. Thus,IT P (a) covers exactly the set of valuations of a that can make R(a, A( b), 1) satisfiable.”. </text:span></text:p>
      <text:p text:style-name="P23">The full proof of “cover and only cover” is presented in theorem 4.7</text:p>
      <text:p text:style-name="P34"/>
      <text:p text:style-name="P2">P8. The statement “ITP(a) covers exactly the set of valuations of a that can make R(a, A(b), 1) satisfiable” is not accurate. ITP is an over-approximation and may not be exactly the set.</text:p>
      <text:p text:style-name="P14">RESPON<text:span text:style-name="T45">S</text:span>E: <text:span text:style-name="T45">please refer to above response.</text:span></text:p>
      <text:p text:style-name="P2"/>
      <text:p text:style-name="P2">“Mcmillian” -&gt; “McMillan”</text:p>
      <text:p text:style-name="P18">RESPON<text:span text:style-name="T45">S</text:span>E: <text:span text:style-name="T48">corrected, thank you.</text:span></text:p>
      <text:p text:style-name="P2"><text:soft-page-break/></text:p>
      <text:p text:style-name="P2">In equations (5) and (7) of Section 4.2, is “=” different from “\equiv”? Please clarify.</text:p>
      <text:p text:style-name="P17">RESPON<text:span text:style-name="T45">S</text:span>E: <text:span text:style-name="T49">I am sorry that I have not capture your meaning, so I try to explain all the symbols related to equivalent here, and only modify my paper after I got your reply in next review.</text:span></text:p>
      <text:p text:style-name="P20">For “=” with “def” over it, it means defining a new variable on its left to be an equation on its right.</text:p>
      <text:p text:style-name="P20">For “=” after conjunction, it means enumerating a list of values, and conjunct all the resulting <text:s/>equation on its right.</text:p>
      <text:p text:style-name="P20">For “\equiv”, it just means the formula on its left is equal to the one on its right.</text:p>
      <text:p text:style-name="P21">As we have already used “:=” to represent assignment, so I have replace all <text:span text:style-name="T49">“=” with “def” over it to “:=”.</text:span></text:p>
      <text:p text:style-name="P17"/>
      <text:p text:style-name="P2">In Lemma 4.3, the implication “F’pc(p’,l’,r’,1) =&gt; F’pc(p,l,r,1)” needs further elaboration.</text:p>
      <text:p text:style-name="P31"><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19"/>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32"><text:bookmark-start text:name="__DdeLink__427_1625704481"/><text:span text:style-name="T25">RESPON</text:span><text:span text:style-name="T26">S</text:span><text:span text:style-name="T25">E: </text:span><text:span text:style-name="T30">Yes, you are right. </text:span><text:bookmark-end text:name="__DdeLink__427_1625704481"/></text:p>
      <text:p text:style-name="P35"><text:span text:style-name="T25">Actually algorithm 1 and 2 in the “</text:span><text:bookmark-start text:name="__DdeLink__425_1625704481"/><text:span text:style-name="T25">Section 2 preliminaries</text:span><text:bookmark-end text:name="__DdeLink__425_1625704481"/><text:span text:style-name="T2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32">too long. </text:span><text:span text:style-name="T33">So in my previous version of this TODAES paper, I chose to omit these details and refer the readers to my TCAD 11 paper at the end of “</text:span><text:span text:style-name="T25">Section 2 preliminaries</text:span><text:span text:style-name="T33">”.</text:span></text:p>
      <text:p text:style-name="P36"><text:span text:style-name="T33">B</text:span><text:span text:style-name="T25">ut since you have asked, <text:s/>I add </text:span><text:span text:style-name="T34">a</text:span><text:span text:style-name="T25"> new paragraph at the end of “</text:span><text:span text:style-name="T31">Section 2 preliminaries</text:span><text:span text:style-name="T25">” </text:span><text:span text:style-name="T36">and a new algorithm 2</text:span><text:span text:style-name="T25"> to </text:span><text:span text:style-name="T35">reduce the value of p,l and r.</text:span></text:p>
      <text:p text:style-name="P37"/>
      <text:p text:style-name="P38"/>
      <text:p text:style-name="P2">In Sections 5.1 and 5.2, the way of using interpolation for logic synthesis is not new. Citation to prior works would be helpful to contrast the relative novelty of the proposed method.</text:p>
      <text:p text:style-name="P33"><text:span text:style-name="T25">RESPON</text:span><text:span text:style-name="T26">S</text:span><text:span text:style-name="T25">E: </text:span><text:span text:style-name="T37">Sure. I add the </text:span><text:span text:style-name="T38">Subsection 7.5 to talk about this.</text:span></text:p>
      <text:p text:style-name="P2"/>
      <text:p text:style-name="P2">In the experimental results, what are the values of the corresponding parameters p, l, and r? </text:p>
      <text:p text:style-name="P2"/>
      <text:p text:style-name="P2">P14. “the way it handle…” -&gt; “the way it handles”</text:p>
      <text:p text:style-name="P40"><text:span text:style-name="T25">RESPON</text:span><text:span text:style-name="T26">S</text:span><text:span text:style-name="T25">E: </text:span><text:span text:style-name="T39">thank you, I have corrected it.</text:span></text:p>
      <text:p text:style-name="P2"/>
      <text:p text:style-name="P2">The references are not presented in a consistent style. Please clean them up.</text:p>
      <text:p text:style-name="P2"/>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text:soft-page-break/>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41"><text:span text:style-name="T25">RESPON</text:span><text:span text:style-name="T26">S</text:span><text:span text:style-name="T25">E: </text:span><text:span text:style-name="T40">you are right, I have add subsubsection 4.2.1 to introduce the intuition behind the complex algorithm.</text:span></text:p>
      <text:p text:style-name="P42"><text:span text:style-name="T40">B</text:span><text:span text:style-name="T25">esides that, I also partition this subsection into subsubsection 4.2.2 and 4.2.3, </text:span><text:span text:style-name="T41">each describe <text:s/></text:span><text:span text:style-name="T42">FSAT_PC and FSAT_LN </text:span><text:span text:style-name="T43">respectively</text:span><text:span text:style-name="T42">.</text:span></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text:soft-page-break/>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7T11:13:41.945727430</dc:date>
    <meta:editing-duration>P1DT11H13M3S</meta:editing-duration>
    <meta:editing-cycles>102</meta:editing-cycles>
    <meta:generator>LibreOffice/4.2.6.3$Linux_X86_64 LibreOffice_project/420m0$Build-3</meta:generator>
    <meta:document-statistic meta:table-count="0" meta:image-count="0" meta:object-count="0" meta:page-count="5" meta:paragraph-count="98" meta:word-count="2084" meta:character-count="12304" meta:non-whitespace-character-count="10287"/>
  </office:meta>
</office:document-meta>
</file>